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, 'Bitstream Vera Sans Mono', 'Courier New', Courier, monospace"/>
    <style:font-face style:name="Consolas" svg:font-family="Consolas, Menlo, Monaco, 'Lucida Console', 'Liberation Mono', 'DejaVu Sans Mono', 'Bitstream Vera Sans Mono', 'Courier New', Courier, monospace"/>
    <style:font-face style:name="Consolas1" svg:font-family="Consolas, Menlo, Monaco, 'Lucida Console', 'Liberation Mono', 'DejaVu Sans Mono', 'Bitstream Vera Sans Mono', 'Courier New', monospace, serif"/>
    <style:font-face style:name="Courier 10 Pitch" svg:font-family="'Courier 10 Pitch', Courier, monospace"/>
    <style:font-face style:name="Monaco" svg:font-family="Monaco, Consolas, 'Andale Mono', 'DejaVu Sa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2bfb" officeooo:paragraph-rsid="00182bfb"/>
    </style:style>
    <style:style style:name="P2" style:family="paragraph" style:parent-style-name="Standard">
      <style:paragraph-properties>
        <style:tab-stops>
          <style:tab-stop style:position="10.705cm"/>
        </style:tab-stops>
      </style:paragraph-properties>
      <style:text-properties officeooo:paragraph-rsid="00182bfb"/>
    </style:style>
    <style:style style:name="P3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5pt" fo:font-weight="bold" officeooo:paragraph-rsid="00182bf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82bfb" officeooo:paragraph-rsid="00182bfb" style:font-size-asian="15pt" style:font-weight-asian="bold" style:font-size-complex="15pt" style:font-weight-complex="bold"/>
    </style:style>
    <style:style style:name="P5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5pt" fo:font-weight="bold" officeooo:rsid="00196694" officeooo:paragraph-rsid="00196694" style:font-size-asian="15pt" style:font-weight-asian="bold" style:font-size-complex="15pt" style:font-weight-complex="bold"/>
    </style:style>
    <style:style style:name="P6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5pt" fo:font-weight="bold" officeooo:rsid="001b5225" officeooo:paragraph-rsid="001b5225" style:font-size-asian="15pt" style:font-weight-asian="bold" style:font-size-complex="15pt" style:font-weight-complex="bold"/>
    </style:style>
    <style:style style:name="P7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5pt" fo:font-weight="bold" officeooo:rsid="001baad2" officeooo:paragraph-rsid="001baad2" style:font-size-asian="15pt" style:font-weight-asian="bold" style:font-size-complex="15pt" style:font-weight-complex="bold"/>
    </style:style>
    <style:style style:name="P8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5pt" fo:font-weight="normal" officeooo:rsid="00196694" officeooo:paragraph-rsid="00196694" style:font-size-asian="15pt" style:font-weight-asian="normal" style:font-size-complex="15pt" style:font-weight-complex="normal"/>
    </style:style>
    <style:style style:name="P9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5pt" fo:font-weight="normal" officeooo:rsid="001baad2" officeooo:paragraph-rsid="001baad2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4pt" fo:font-weight="normal" officeooo:rsid="00182bfb" officeooo:paragraph-rsid="00182bf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82bfb" officeooo:paragraph-rsid="001b522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4pt" fo:font-weight="normal" officeooo:rsid="00196694" officeooo:paragraph-rsid="0019669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4pt" fo:font-weight="normal" officeooo:rsid="001b5225" officeooo:paragraph-rsid="001b522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>
        <style:tab-stops>
          <style:tab-stop style:position="10.705cm"/>
        </style:tab-stops>
      </style:paragraph-properties>
      <style:text-properties fo:font-size="14pt" fo:font-weight="normal" officeooo:rsid="001baad2" officeooo:paragraph-rsid="001baad2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paragraph-rsid="001b5225"/>
    </style:style>
    <style:style style:name="P16" style:family="paragraph" style:parent-style-name="Standard">
      <style:text-properties style:font-name="Arial Narrow" fo:font-size="14pt" fo:font-weight="normal" officeooo:rsid="00182bfb" officeooo:paragraph-rsid="001b5225" style:font-size-asian="14pt" style:font-weight-asian="normal" style:font-size-complex="14pt" style:font-weight-complex="normal"/>
    </style:style>
    <style:style style:name="T1" style:family="text">
      <style:text-properties officeooo:rsid="00182bf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6694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Liberation Sans Narrow"/>
    </style:style>
    <style:style style:name="T6" style:family="text">
      <style:text-properties style:font-name="Liberation Sans Narrow" officeooo:rsid="001b5225"/>
    </style:style>
    <style:style style:name="T7" style:family="text">
      <style:text-properties officeooo:rsid="001b5225"/>
    </style:style>
    <style:style style:name="T8" style:family="text">
      <style:text-properties style:font-name="Arial Narrow"/>
    </style:style>
    <style:style style:name="T9" style:family="text">
      <style:text-properties style:font-name="Arial Narrow" officeooo:rsid="001b5225"/>
    </style:style>
    <style:style style:name="T10" style:family="text">
      <style:text-properties officeooo:rsid="001d22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s:</text:p>
      <text:p text:style-name="P4">1)//<text:span text:style-name="T3">///////////////////////////////////////////////////////////////////////////////////////</text:span></text:p>
      <text:p text:style-name="P4"/>
      <text:p text:style-name="P4">2)////////////////////////////////////////////////////////////////////////////////////////</text:p>
      <text:p text:style-name="P10">#include&lt;iostream&gt;</text:p>
      <text:p text:style-name="P10">using namespace std;</text:p>
      <text:p text:style-name="P10">int main()</text:p>
      <text:p text:style-name="P10">{ <text:s/>char ascii;</text:p>
      <text:p text:style-name="P10"><text:s text:c="3"/>cin&gt;&gt;ascii;</text:p>
      <text:p text:style-name="P10"><text:s text:c="3"/>cout&lt;&lt;int(ascii);<text:span text:style-name="T3">}</text:span></text:p>
      <text:p text:style-name="P4">3)///<text:span text:style-name="T3">/////////////////////////////////////////////////////////////////////////////////////</text:span></text:p>
      <text:p text:style-name="P16">#include&lt;iostream&gt;</text:p>
      <text:p text:style-name="P11"><text:span text:style-name="Source_20_Text"><text:span text:style-name="T8">using namespace std;</text:span></text:span></text:p>
      <text:p text:style-name="Standard"><text:span text:style-name="Source_20_Text"><text:span text:style-name="T8">int</text:span></text:span><text:span text:style-name="T8"> </text:span><text:span text:style-name="Source_20_Text"><text:span text:style-name="T8">search(int</text:span></text:span><text:span text:style-name="T8"> </text:span><text:span text:style-name="Source_20_Text"><text:span text:style-name="T8">arr[], int</text:span></text:span><text:span text:style-name="T8"> </text:span><text:span text:style-name="Source_20_Text"><text:span text:style-name="T8">n, int</text:span></text:span><text:span text:style-name="T8"> </text:span><text:span text:style-name="Source_20_Text"><text:span text:style-name="T8">x) </text:span></text:span></text:p>
      <text:p text:style-name="Standard"><text:span text:style-name="Source_20_Text"><text:span text:style-name="T8">{ </text:span></text:span></text:p>
      <text:p text:style-name="Standard"><text:span text:style-name="Source_20_Text"><text:span text:style-name="T8">int</text:span></text:span><text:span text:style-name="T8"> </text:span><text:span text:style-name="Source_20_Text"><text:span text:style-name="T8">i; </text:span></text:span></text:p>
      <text:p text:style-name="Standard"><text:span text:style-name="Source_20_Text"><text:span text:style-name="T8">for</text:span></text:span><text:span text:style-name="T8"> </text:span><text:span text:style-name="Source_20_Text"><text:span text:style-name="T8">(i = 0; i &lt; n; i++) </text:span></text:span></text:p>
      <text:p text:style-name="Standard"><text:span text:style-name="Source_20_Text"><text:span text:style-name="T8">if</text:span></text:span><text:span text:style-name="T8"> </text:span><text:span text:style-name="Source_20_Text"><text:span text:style-name="T8">(arr[i] == x) </text:span></text:span></text:p>
      <text:p text:style-name="Standard"><text:span text:style-name="Source_20_Text"><text:span text:style-name="T8">return</text:span></text:span><text:span text:style-name="T8"> </text:span><text:span text:style-name="Source_20_Text"><text:span text:style-name="T8">i; </text:span></text:span></text:p>
      <text:p text:style-name="Standard"><text:span text:style-name="Source_20_Text"><text:span text:style-name="T8">return</text:span></text:span><text:span text:style-name="T8"> </text:span><text:span text:style-name="Source_20_Text"><text:span text:style-name="T8">-1; </text:span></text:span></text:p>
      <text:p text:style-name="Standard"><text:span text:style-name="Source_20_Text"><text:span text:style-name="T8">}</text:span></text:span></text:p>
      <text:p text:style-name="P15"><text:span text:style-name="Source_20_Text"><text:span text:style-name="T9"/></text:span></text:p>
      <text:p text:style-name="P4">4)///////////////////////////////////////////////////////////////////////////////////////</text:p>
      <text:p text:style-name="P1">int gcd(int a,int b)</text:p>
      <text:p text:style-name="P1">{</text:p>
      <text:p text:style-name="P1"><text:tab/>if(a==0 &amp;&amp; b==0)</text:p>
      <text:p text:style-name="P1"><text:tab/>rteurn 0;</text:p>
      <text:p text:style-name="P1"><text:s text:c="6"/></text:p>
      <text:p text:style-name="P1"><text:s text:c="4"/>if(a==b)</text:p>
      <text:p text:style-name="P1"><text:s text:c="5"/>return a;</text:p>
      <text:p text:style-name="P1"><text:tab/> <text:s text:c="2"/></text:p>
      <text:p text:style-name="P1"><text:tab/> <text:s text:c="2"/></text:p>
      <text:p text:style-name="P1"><text:tab/>if(a&gt;b) <text:s text:c="2"/>return gcd(a-b,b);</text:p>
      <text:p text:style-name="P1"><text:tab/> <text:s text:c="3"/></text:p>
      <text:p text:style-name="P1"><text:tab/> <text:s/>return gcd(b-a, a);</text:p>
      <text:p text:style-name="P1"><text:tab/><text:tab/> <text:s/><text:tab/> <text:s text:c="2"/>}</text:p>
      <text:p text:style-name="P1">int lcm(int a,int b)</text:p>
      <text:p text:style-name="P1">{</text:p>
      <text:p text:style-name="P1"><text:tab/>return a*b/gcd(a,b);</text:p>
      <text:p text:style-name="P1">}</text:p>
      <text:p text:style-name="P1">int main()</text:p>
      <text:p text:style-name="P1">{</text:p>
      <text:p text:style-name="P1">int n1,n2;</text:p>
      <text:p text:style-name="P1"/>
      <text:p text:style-name="P1"/>
      <text:p text:style-name="P1">cout&lt;&lt;"Enter the values to find its LCM:";</text:p>
      <text:p text:style-name="P1">cout&lt;&lt;"Enter the first value: ";</text:p>
      <text:p text:style-name="P1">cin&gt;&gt;n1;</text:p>
      <text:p text:style-name="P1">cout&lt;&lt;"Enter the second value:";</text:p>
      <text:p text:style-name="P1">cin&gt;&gt;n2;</text:p>
      <text:p text:style-name="P1"><text:soft-page-break/>cout&lt;&lt;"The LCM <text:s/>of <text:s/>"&lt;&lt;n1&lt;&lt;"and"&lt;&lt;n2&lt;&lt;"will be:"&lt;&lt;lcm(a,b);</text:p>
      <text:p text:style-name="P1">return 0;</text:p>
      <text:p text:style-name="P1"/>
      <text:p text:style-name="P1">}</text:p>
      <text:p text:style-name="P3"/>
      <text:p text:style-name="P3"/>
      <text:p text:style-name="P3"><text:span text:style-name="T1">5)///////////////////////////////////////////////////////////////////////////////////////////</text:span></text:p>
      <text:p text:style-name="P2"><text:span text:style-name="T1">#include &lt;iostream&gt;</text:span></text:p>
      <text:p text:style-name="P2">using namespace std;</text:p>
      <text:p text:style-name="P2"/>
      <text:p text:style-name="P2">int main()</text:p>
      <text:p text:style-name="P2">{</text:p>
      <text:p text:style-name="P2"><text:s text:c="2"/>int origNum, num, rem, sum = 0;</text:p>
      <text:p text:style-name="P2"><text:s text:c="2"/>cout &lt;&lt; "Enter a positive integer: ";</text:p>
      <text:p text:style-name="P2"><text:s text:c="2"/>cin &gt;&gt; origNum;</text:p>
      <text:p text:style-name="P2"/>
      <text:p text:style-name="P2"><text:s text:c="2"/>num = origNum;</text:p>
      <text:p text:style-name="P2"/>
      <text:p text:style-name="P2"><text:s text:c="2"/>while(num != 0)</text:p>
      <text:p text:style-name="P2"><text:s text:c="2"/>{</text:p>
      <text:p text:style-name="P2"><text:s text:c="6"/>rem = num % 10;</text:p>
      <text:p text:style-name="P2"><text:s text:c="6"/>sum += rem * rem * rem;</text:p>
      <text:p text:style-name="P2"><text:s text:c="6"/>num /= 10;</text:p>
      <text:p text:style-name="P2"><text:s text:c="2"/>}</text:p>
      <text:p text:style-name="P2"/>
      <text:p text:style-name="P2"><text:s text:c="2"/>if(sum == origNum)</text:p>
      <text:p text:style-name="P2"><text:s text:c="4"/>cout &lt;&lt; origNum &lt;&lt; " is an Armstrong number.";</text:p>
      <text:p text:style-name="P2"><text:s text:c="2"/>else</text:p>
      <text:p text:style-name="P2"><text:s text:c="4"/>cout &lt;&lt; origNum &lt;&lt; " is not an Armstrong number.";</text:p>
      <text:p text:style-name="P2"/>
      <text:p text:style-name="P2"><text:s text:c="2"/>return 0;</text:p>
      <text:p text:style-name="P2">}</text:p>
      <text:p text:style-name="P5"/>
      <text:p text:style-name="P5"/>
      <text:p text:style-name="P5">6)///////////////////////////////////////////////////////////////////////////////////////</text:p>
      <text:p text:style-name="P5"><text:span text:style-name="T2">#include &lt;iostream&gt;</text:span></text:p>
      <text:p text:style-name="P8">using namespace std;</text:p>
      <text:p text:style-name="P8">int main() </text:p>
      <text:p text:style-name="P8">{</text:p>
      <text:p text:style-name="P8">int n,flag=0;</text:p>
      <text:p text:style-name="P8">cin&gt;&gt;n;</text:p>
      <text:p text:style-name="P8">for(int i=2 ;i&lt;=n;++i)</text:p>
      <text:p text:style-name="P8">{</text:p>
      <text:p text:style-name="P8">flag = 0;</text:p>
      <text:p text:style-name="P8">for(int j=2; j&lt;=i-1;j++)</text:p>
      <text:p text:style-name="P8">{<text:tab/></text:p>
      <text:p text:style-name="P8">if(i%j==0)<text:tab/></text:p>
      <text:p text:style-name="P8">flag++;</text:p>
      <text:p text:style-name="P8"><text:soft-page-break/>break;</text:p>
      <text:p text:style-name="P8">}</text:p>
      <text:p text:style-name="P8"><text:tab/><text:tab/></text:p>
      <text:p text:style-name="P8">if(flag==0)</text:p>
      <text:p text:style-name="P8">{</text:p>
      <text:p text:style-name="P8">cout&lt;&lt;i&lt;&lt;" ";</text:p>
      <text:p text:style-name="P8">}</text:p>
      <text:p text:style-name="P8">}</text:p>
      <text:p text:style-name="P8">}</text:p>
      <text:p text:style-name="P5"/>
      <text:p text:style-name="P5"/>
      <text:p text:style-name="P5"/>
      <text:p text:style-name="P5">7)/////////////////////////////////////////////////////////////////////////////////////</text:p>
      <text:p text:style-name="P5"/>
      <text:p text:style-name="P5"><text:s/></text:p>
      <text:p text:style-name="P12">#include &lt;iostream&gt;</text:p>
      <text:p text:style-name="P12">using namespace std;</text:p>
      <text:p text:style-name="P12">int main()</text:p>
      <text:p text:style-name="P12">{</text:p>
      <text:p text:style-name="P12">int arr[10];</text:p>
      <text:p text:style-name="P12"><text:s text:c="4"/>int size; cin &gt;&gt; size;</text:p>
      <text:p text:style-name="P12"/>
      <text:p text:style-name="P12">for(int i = 0; i &lt; size; ++i) <text:s text:c="5"/>//inputting the array</text:p>
      <text:p text:style-name="P12"><text:s text:c="5"/>{</text:p>
      <text:p text:style-name="P12"><text:s text:c="6"/>cin &gt;&gt; arr[i];</text:p>
      <text:p text:style-name="P12"><text:s text:c="6"/>}</text:p>
      <text:p text:style-name="P12"><text:s/></text:p>
      <text:p text:style-name="P12"><text:s/>for(int cur = 0; cur &lt; size - i - 1; ++cur</text:p>
      <text:p text:style-name="P5"><text:span text:style-name="T4">{</text:span></text:p>
      <text:p text:style-name="P12"><text:s text:c="12"/>if (arr[cur] &lt; arr[cur + 1])</text:p>
      <text:p text:style-name="P12"><text:s text:c="17"/>{</text:p>
      <text:p text:style-name="P12"><text:s text:c="17"/>int tmp = a;</text:p>
      <text:p text:style-name="P12"><text:s text:c="20"/>a = b;</text:p>
      <text:p text:style-name="P12"><text:s text:c="20"/>b = <text:s/>tmp;</text:p>
      <text:p text:style-name="P12"><text:s text:c="18"/>}</text:p>
      <text:p text:style-name="P12"><text:s/>}</text:p>
      <text:p text:style-name="P12"><text:s/>for(int i = 0; i &lt; size; ++i){ <text:s text:c="5"/>//output array</text:p>
      <text:p text:style-name="P12"><text:s text:c="8"/>cout &lt;&lt; arr[i] &lt;&lt; " ";</text:p>
      <text:p text:style-name="P12"><text:s text:c="4"/>}</text:p>
      <text:p text:style-name="P12">return 0;</text:p>
      <text:p text:style-name="P12">}</text:p>
      <text:p text:style-name="P6"><text:line-break/>8)///////////////////////////////////////////////////////////////////////////////////</text:p>
      <text:p text:style-name="P13"/>
      <text:p text:style-name="P13"><text:soft-page-break/>#include&lt;iostream&gt;</text:p>
      <text:p text:style-name="P13">using namespace std;</text:p>
      <text:p text:style-name="P13"/>
      <text:p text:style-name="P13">int add(int n)</text:p>
      <text:p text:style-name="P13">{</text:p>
      <text:p text:style-name="P13"><text:s text:c="4"/>if(n != 0)</text:p>
      <text:p text:style-name="P13"><text:s text:c="8"/>return n + add(n - 1);</text:p>
      <text:p text:style-name="P13"><text:s text:c="4"/>return 0;</text:p>
      <text:p text:style-name="P13">}</text:p>
      <text:p text:style-name="P13"/>
      <text:p text:style-name="P13">int main()</text:p>
      <text:p text:style-name="P13">{</text:p>
      <text:p text:style-name="P13"><text:s text:c="4"/>int n;</text:p>
      <text:p text:style-name="P13"/>
      <text:p text:style-name="P13"><text:s text:c="4"/>cout &lt;&lt; "Enter a positive integer: ";</text:p>
      <text:p text:style-name="P13"><text:s text:c="4"/>cin &gt;&gt; n;</text:p>
      <text:p text:style-name="P13"/>
      <text:p text:style-name="P13"><text:s text:c="4"/>cout &lt;&lt; "Sum = <text:s/>" &lt;&lt; add(n);</text:p>
      <text:p text:style-name="P13"/>
      <text:p text:style-name="P13"><text:s text:c="4"/>return 0;</text:p>
      <text:p text:style-name="P13">}</text:p>
      <text:p text:style-name="P13"/>
      <text:p text:style-name="P7">9)///////////////////////////////////////////////////////////////////////////////////////</text:p>
      <text:p text:style-name="P14">#include &lt;iostream&gt;</text:p>
      <text:p text:style-name="P14">using namespace std;</text:p>
      <text:p text:style-name="P14">int main()</text:p>
      <text:p text:style-name="P14">{</text:p>
      <text:p text:style-name="P14"><text:s text:c="4"/>int a[10][10], trans[10][10], r, c, ;</text:p>
      <text:p text:style-name="P14"/>
      <text:p text:style-name="P14"><text:s text:c="4"/>cout &lt;&lt; "enter rows and columns of matrix: ";</text:p>
      <text:p text:style-name="P14"><text:s text:c="4"/>cin &gt;&gt; r &gt;&gt; c;</text:p>
      <text:p text:style-name="P14"/>
      <text:p text:style-name="P14"><text:s text:c="4"/>// storing element of matrix entered by user in array a[][].</text:p>
      <text:p text:style-name="P14"><text:s text:c="4"/>cout &lt;&lt; endl &lt;&lt; "enter elements of matrix: " &lt;&lt; endl;</text:p>
      <text:p text:style-name="P14"><text:s text:c="4"/>for(int i = 0; i &lt; r; ++i)</text:p>
      <text:p text:style-name="P14"><text:s text:c="4"/>for(int j = 0; j &lt; c; ++j)</text:p>
      <text:p text:style-name="P14"><text:s text:c="4"/>{</text:p>
      <text:p text:style-name="P14"><text:s text:c="8"/>cout &lt;&lt; "enter elements a" &lt;&lt; i + 1 &lt;&lt; j + 1 &lt;&lt; ": ";</text:p>
      <text:p text:style-name="P14"><text:s text:c="8"/>cin &gt;&gt; a[i][j];</text:p>
      <text:p text:style-name="P14"><text:s text:c="4"/>}</text:p>
      <text:p text:style-name="P14"/>
      <text:p text:style-name="P14"><text:s text:c="4"/>// displaying the matrix a[][]</text:p>
      <text:p text:style-name="P14"><text:s text:c="4"/>cout &lt;&lt; endl &lt;&lt; "Entered Matrix: " &lt;&lt; endl;</text:p>
      <text:p text:style-name="P14"><text:s text:c="4"/>for(int i = 0; i &lt; r; ++i)</text:p>
      <text:p text:style-name="P14"><text:s text:c="8"/>for(int j = 0; j &lt; c; ++j)</text:p>
      <text:p text:style-name="P14"><text:soft-page-break/><text:s text:c="8"/>{</text:p>
      <text:p text:style-name="P14"><text:s text:c="12"/>cout &lt;&lt; " " &lt;&lt; a[i][j];</text:p>
      <text:p text:style-name="P14"><text:s text:c="12"/>if(j == c - 1)</text:p>
      <text:p text:style-name="P14"><text:s text:c="16"/>cout &lt;&lt; endl &lt;&lt; endl;</text:p>
      <text:p text:style-name="P14"><text:s text:c="8"/>}</text:p>
      <text:p text:style-name="P14"/>
      <text:p text:style-name="P14"><text:s text:c="4"/>// finding transpose of matrix a[][] and storing it in array trans[][].</text:p>
      <text:p text:style-name="P14"><text:s text:c="4"/>for(int i = 0; i &lt; r; ++i)</text:p>
      <text:p text:style-name="P14"><text:s text:c="8"/>for(int j = 0; j &lt; c; ++j)</text:p>
      <text:p text:style-name="P14"><text:s text:c="8"/>{</text:p>
      <text:p text:style-name="P14"><text:s text:c="12"/>trans[j][i]=a[i][j];</text:p>
      <text:p text:style-name="P14"><text:s text:c="8"/>}</text:p>
      <text:p text:style-name="P14"/>
      <text:p text:style-name="P14"><text:s text:c="4"/>// displaying the transpcse,i.e, displaying array trans[][].</text:p>
      <text:p text:style-name="P14"><text:s text:c="4"/>cout &lt;&lt; endl &lt;&lt; "Transpose of Matrix: " &lt;&lt; endl;</text:p>
      <text:p text:style-name="P14"><text:s text:c="4"/>for(int i = 0; i &lt; c; ++i)</text:p>
      <text:p text:style-name="P14"><text:s text:c="8"/>for(int j = 0; j &lt; r; ++j)</text:p>
      <text:p text:style-name="P14"><text:s text:c="8"/>{</text:p>
      <text:p text:style-name="P14"><text:s text:c="12"/>cout &lt;&lt; " " &lt;&lt; trans[i][j];</text:p>
      <text:p text:style-name="P14"><text:s text:c="12"/>if(j == r - 1)</text:p>
      <text:p text:style-name="P14"><text:s text:c="16"/>cout&lt;&lt; endl;</text:p>
      <text:p text:style-name="P14"><text:s text:c="8"/>}</text:p>
      <text:p text:style-name="P14"/>
      <text:p text:style-name="P14"><text:s text:c="4"/>return 0;</text:p>
      <text:p text:style-name="P14">}</text:p>
      <text:p text:style-name="P7">10)/////////<text:span text:style-name="T10">///////////////////////////////////////////////////////////////////////////</text:span></text:p>
      <text:p text:style-name="P9">#include&lt;iostream&gt;</text:p>
      <text:p text:style-name="P9">using namespace std;</text:p>
      <text:p text:style-name="P9"/>
      <text:p text:style-name="P9">int main()</text:p>
      <text:p text:style-name="P9">{</text:p>
      <text:p text:style-name="P9"><text:s text:c="3"/>int rows, i, j, space;</text:p>
      <text:p text:style-name="P9"/>
      <text:p text:style-name="P9"><text:s text:c="3"/>cout &lt;&lt; "Enter number of rows: ";</text:p>
      <text:p text:style-name="P9"><text:s text:c="3"/>cin &gt;&gt; rows;</text:p>
      <text:p text:style-name="P9"/>
      <text:p text:style-name="P9"><text:s text:c="3"/>for(i = 1; i &lt;= rows; i++)</text:p>
      <text:p text:style-name="P9"><text:s text:c="3"/>{</text:p>
      <text:p text:style-name="P9"><text:s text:c="6"/>//for loop to put space in pyramid</text:p>
      <text:p text:style-name="P9"><text:s text:c="6"/>for (space = i; space &lt; rows; space++)</text:p>
      <text:p text:style-name="P9"><text:s text:c="9"/>cout &lt;&lt; " ";</text:p>
      <text:p text:style-name="P9"/>
      <text:p text:style-name="P9"><text:s text:c="6"/>//for loop to print star</text:p>
      <text:p text:style-name="P9"><text:soft-page-break/><text:s text:c="6"/>for(j = 1; j &lt;= (2 * rows - 1); j++)</text:p>
      <text:p text:style-name="P9"><text:s text:c="6"/>{</text:p>
      <text:p text:style-name="P9"><text:s text:c="9"/>if(i == rows || j == 1 || j == 2*i - 1)</text:p>
      <text:p text:style-name="P9"><text:s text:c="12"/>cout &lt;&lt; "*";</text:p>
      <text:p text:style-name="P9"><text:s text:c="9"/>else</text:p>
      <text:p text:style-name="P9"><text:s text:c="12"/>cout &lt;&lt; " ";</text:p>
      <text:p text:style-name="P9"><text:s text:c="6"/>}</text:p>
      <text:p text:style-name="P9"><text:s text:c="6"/>cout &lt;&lt; "\n";</text:p>
      <text:p text:style-name="P9"><text:s text:c="3"/>}</text:p>
      <text:p text:style-name="P9"><text:s text:c="3"/>return 0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, 'Bitstream Vera Sans Mono', 'Courier New', Courier, monospace"/>
    <style:font-face style:name="Consolas" svg:font-family="Consolas, Menlo, Monaco, 'Lucida Console', 'Liberation Mono', 'DejaVu Sans Mono', 'Bitstream Vera Sans Mono', 'Courier New', Courier, monospace"/>
    <style:font-face style:name="Consolas1" svg:font-family="Consolas, Menlo, Monaco, 'Lucida Console', 'Liberation Mono', 'DejaVu Sans Mono', 'Bitstream Vera Sans Mono', 'Courier New', monospace, serif"/>
    <style:font-face style:name="Courier 10 Pitch" svg:font-family="'Courier 10 Pitch', Courier, monospace"/>
    <style:font-face style:name="Monaco" svg:font-family="Monaco, Consolas, 'Andale Mono', 'DejaVu Sa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1:37:29.012000000</meta:creation-date>
    <dc:date>2018-10-06T01:49:48.939000000</dc:date>
    <meta:editing-duration>PT3M59S</meta:editing-duration>
    <meta:editing-cycles>1</meta:editing-cycles>
    <meta:document-statistic meta:table-count="0" meta:image-count="0" meta:object-count="0" meta:page-count="6" meta:paragraph-count="204" meta:word-count="659" meta:character-count="4518" meta:non-whitespace-character-count="3387"/>
    <meta:generator>LibreOffice/6.1.1.2$Windows_X86_64 LibreOffice_project/5d19a1bfa650b796764388cd8b33a5af1f5baa1b</meta:generator>
  </office:meta>
</office:document-meta>
</file>